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AE1B0C9F04E58BEE.pdf" manifest:media-type="application/pdf"/>
  <manifest:file-entry manifest:full-path="Pictures/10000000000001E0000001807FF7F71C229F3F62.png" manifest:media-type="image/png"/>
  <manifest:file-entry manifest:full-path="Pictures/10000000000001E000000180C8C0A3DFAA95E846.pdf" manifest:media-type="application/pdf"/>
  <manifest:file-entry manifest:full-path="Pictures/10000000000001E000000180DB25F875BBFDE566.png" manifest:media-type="image/png"/>
  <manifest:file-entry manifest:full-path="Pictures/10000000000002400000018034F4950351BDD11F.png" manifest:media-type="image/png"/>
  <manifest:file-entry manifest:full-path="Pictures/100000000000024000000180BE9207937518F5CC.pdf" manifest:media-type="application/pdf"/>
  <manifest:file-entry manifest:full-path="Pictures/10000000000002400000018062BE0B75B896D072.png" manifest:media-type="image/png"/>
  <manifest:file-entry manifest:full-path="Pictures/100000000000024000000180065621A7880B2262.pdf" manifest:media-type="application/pdf"/>
  <manifest:file-entry manifest:full-path="Pictures/10000000000001E000000180CAA4B4F52F804D28.png" manifest:media-type="image/png"/>
  <manifest:file-entry manifest:full-path="Pictures/1000000000000240000001809D34926FBAE9389F.png" manifest:media-type="image/png"/>
  <manifest:file-entry manifest:full-path="Pictures/10000000000001E00000018052E3201E3B472083.pdf" manifest:media-type="application/pdf"/>
  <manifest:file-entry manifest:full-path="Pictures/10000000000002400000018000744A516288D924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564cm" svg:height="3.707cm" svg:x="0.018cm" svg:y="0.336cm">
          <draw:image xlink:href="Pictures/10000000000002400000018000744A516288D924.pdf" xlink:type="simple" xlink:show="embed" xlink:actuate="onLoad" loext:mime-type="application/pdf">
            <text:p/>
          </draw:image>
          <draw:image xlink:href="Pictures/1000000000000240000001809D34926FBAE9389F.png" xlink:type="simple" xlink:show="embed" xlink:actuate="onLoad" loext:mime-type="image/png"/>
        </draw:frame>
        <draw:frame draw:style-name="gr1" draw:text-style-name="P1" draw:layer="layout" svg:width="5.561cm" svg:height="3.708cm" svg:x="6.15cm" svg:y="0.315cm">
          <draw:image xlink:href="Pictures/100000000000024000000180065621A7880B2262.pdf" xlink:type="simple" xlink:show="embed" xlink:actuate="onLoad" loext:mime-type="application/pdf">
            <text:p/>
          </draw:image>
          <draw:image xlink:href="Pictures/10000000000002400000018062BE0B75B896D072.png" xlink:type="simple" xlink:show="embed" xlink:actuate="onLoad" loext:mime-type="image/png"/>
        </draw:frame>
        <draw:frame draw:style-name="gr1" draw:text-style-name="P1" draw:layer="layout" svg:width="5.564cm" svg:height="3.707cm" svg:x="12.213cm" svg:y="0.315cm">
          <draw:image xlink:href="Pictures/100000000000024000000180BE9207937518F5CC.pdf" xlink:type="simple" xlink:show="embed" xlink:actuate="onLoad" loext:mime-type="application/pdf">
            <text:p/>
          </draw:image>
          <draw:image xlink:href="Pictures/10000000000002400000018034F4950351BDD11F.png" xlink:type="simple" xlink:show="embed" xlink:actuate="onLoad" loext:mime-type="image/png"/>
        </draw:frame>
        <draw:frame draw:style-name="gr1" draw:text-style-name="P1" draw:layer="layout" svg:width="5.702cm" svg:height="4.562cm" svg:x="0.014cm" svg:y="4.089cm">
          <draw:image xlink:href="Pictures/10000000000001E00000018052E3201E3B472083.pdf" xlink:type="simple" xlink:show="embed" xlink:actuate="onLoad" loext:mime-type="application/pdf">
            <text:p/>
          </draw:image>
          <draw:image xlink:href="Pictures/10000000000001E000000180DB25F875BBFDE566.png" xlink:type="simple" xlink:show="embed" xlink:actuate="onLoad" loext:mime-type="image/png"/>
        </draw:frame>
        <draw:frame draw:style-name="gr1" draw:text-style-name="P1" draw:layer="layout" svg:width="5.702cm" svg:height="4.562cm" svg:x="6.077cm" svg:y="4.092cm">
          <draw:image xlink:href="Pictures/10000000000001E000000180C8C0A3DFAA95E846.pdf" xlink:type="simple" xlink:show="embed" xlink:actuate="onLoad" loext:mime-type="application/pdf">
            <text:p/>
          </draw:image>
          <draw:image xlink:href="Pictures/10000000000001E0000001807FF7F71C229F3F62.png" xlink:type="simple" xlink:show="embed" xlink:actuate="onLoad" loext:mime-type="image/png"/>
        </draw:frame>
        <draw:frame draw:style-name="gr1" draw:text-style-name="P1" draw:layer="layout" svg:width="5.702cm" svg:height="4.561cm" svg:x="12.066cm" svg:y="4.094cm">
          <draw:image xlink:href="Pictures/10000000000001E000000180AE1B0C9F04E58BEE.pdf" xlink:type="simple" xlink:show="embed" xlink:actuate="onLoad" loext:mime-type="application/pdf">
            <text:p/>
          </draw:image>
          <draw:image xlink:href="Pictures/10000000000001E000000180CAA4B4F52F804D28.png" xlink:type="simple" xlink:show="embed" xlink:actuate="onLoad" loext:mime-type="image/png"/>
        </draw:frame>
        <draw:line draw:style-name="gr2" draw:text-style-name="P1" draw:layer="layout" svg:x1="5.769cm" svg:y1="0.227cm" svg:x2="5.769cm" svg:y2="8.736cm">
          <text:p/>
        </draw:line>
        <draw:line draw:style-name="gr2" draw:text-style-name="P1" draw:layer="layout" svg:x1="11.969cm" svg:y1="0.228cm" svg:x2="11.969cm" svg:y2="8.737cm">
          <text:p/>
        </draw:line>
        <draw:frame draw:style-name="gr3" draw:text-style-name="P2" draw:layer="layout" svg:width="1.974cm" svg:height="0.378cm" svg:x="1.818cm" svg:y="0.003cm">
          <draw:text-box>
            <text:p><text:span text:style-name="T1">a) Floating-Point</text:span></text:p>
          </draw:text-box>
        </draw:frame>
        <draw:frame draw:style-name="gr4" draw:text-style-name="P2" draw:layer="layout" svg:width="1.684cm" svg:height="0.381cm" svg:x="8.077cm" svg:y="0cm">
          <draw:text-box>
            <text:p><text:span text:style-name="T1">b) Fixed-Point</text:span></text:p>
          </draw:text-box>
        </draw:frame>
        <draw:frame draw:style-name="gr5" draw:text-style-name="P2" draw:layer="layout" svg:width="1.928cm" svg:height="0.314cm" svg:x="14.029cm" svg:y="0.02cm">
          <draw:text-box>
            <text:p><text:span text:style-name="T1">c) Hybrid-Float6</text:span></text:p>
          </draw:text-box>
        </draw:frame>
        <draw:frame draw:style-name="gr6" draw:text-style-name="P3" draw:layer="layout" svg:width="1.505cm" svg:height="0.26cm" svg:x="2.107cm" svg:y="0.86cm">
          <draw:text-box>
            <text:p><text:span text:style-name="T2">MAE = 0.0896 m</text:span></text:p>
          </draw:text-box>
        </draw:frame>
        <draw:frame draw:style-name="gr6" draw:text-style-name="P3" draw:layer="layout" svg:width="1.505cm" svg:height="0.26cm" svg:x="8.163cm" svg:y="0.86cm">
          <draw:text-box>
            <text:p><text:span text:style-name="T2">MAE = 0.0893 m</text:span></text:p>
          </draw:text-box>
        </draw:frame>
        <draw:frame draw:style-name="gr7" draw:text-style-name="P3" draw:layer="layout" svg:width="1.505cm" svg:height="0.239cm" svg:x="14.164cm" svg:y="0.86cm">
          <draw:text-box>
            <text:p><text:span text:style-name="T2">MAE = 0.0877 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3T11:59:21.514119671</dc:date>
    <meta:editing-duration>PT20H36M23S</meta:editing-duration>
    <meta:editing-cycles>87</meta:editing-cycles>
    <meta:document-statistic meta:object-count="14"/>
  </office:meta>
</office:document-meta>
</file>